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027CB0334DA06C0F4F.png" manifest:media-type="image/png"/>
  <manifest:file-entry manifest:full-path="Pictures/10000000000003220000021590ABAA44B28BC0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9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Pressure sensor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AMS 5915-0010-D</text:p>
              </text:list-item>
              <text:list-item>
                <text:p>I²C</text:p>
              </text:list-item>
              <text:list-item>
                <text:p>differential, 0..10mbar</text:p>
              </text:list-item>
              <text:list-item>
                <text:p>temperature compensated -25..85°C </text:p>
              </text:list-item>
              <text:list-item>
                <text:p>available, 25€</text:p>
              </text:list-item>
            </text:list>
          </draw:text-box>
        </draw:frame>
        <draw:frame draw:style-name="gr1" draw:text-style-name="P1" draw:layer="layout" svg:width="12.297cm" svg:height="8.171cm" svg:x="14.312cm" svg:y="6.917cm" presentation:class="graphic">
          <draw:image xlink:href="Pictures/10000000000003220000021590ABAA44B28BC0B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emperature sensing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Requirement</text:p>
                <text:list>
                  <text:list-item>
                    <text:p>Accuracy 0.5% or <text:s/>better</text:p>
                  </text:list-item>
                  <text:list-item>
                    <text:p>Range: -100°C .. 20°C</text:p>
                  </text:list-item>
                </text:list>
              </text:list-item>
              <text:list-item>
                <text:p>PT-100</text:p>
              </text:list-item>
              <text:list-item>
                <text:p>LTC2984 integrated temperature measurement system</text:p>
              </text:list-item>
              <text:list-item>
                <text:p>4-wire connections</text:p>
              </text:list-item>
            </text:list>
          </draw:text-box>
        </draw:frame>
        <draw:frame draw:style-name="gr3" draw:text-style-name="P1" draw:layer="layout" svg:width="13.627cm" svg:height="11.4cm" svg:x="14.012cm" svg:y="5.226cm" presentation:class="graphic" presentation:user-transformed="true">
          <draw:image xlink:href="Pictures/1000000000000288000002027CB0334DA06C0F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21:43:02.125882316</meta:creation-date>
    <dc:date>2017-02-20T22:59:52.407101901</dc:date>
    <meta:editing-duration>PT13M59S</meta:editing-duration>
    <meta:editing-cycles>5</meta:editing-cycles>
    <meta:generator>LibreOffice/5.2.5.1$Linux_X86_64 LibreOffice_project/20$Build-1</meta:generator>
    <meta:document-statistic meta:object-count="31"/>
  </office:meta>
</office:document-meta>
</file>